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20. Stretnutie</text:h>
      <text:p text:style-name="Standard"><text:span text:style-name="T1">Dátum: </text:span>16.12.2013</text:p>
      <text:p text:style-name="Standard"><text:span text:style-name="T1">Prítomní: </text:span>Adam Horváth, Andrej Sekáč, Timotej Krajči, Peter Šulík, Michal Raška</text:p>
      <text:p text:style-name="Standard"><text:span text:style-name="T1">Agenda: </text:span>Adam a Andrej dokončili systémové nastavenia a integrovali ich so systémom. Začali pracovať na ošetrovaní vstupov, na ktorom budú neskôr pracovať všetci. Michal a Timo zistili, že whenever je slepá ulica a musia vyriešiť tento problém. Plánujú ho vyriešiť pomocou cronu. Peter okrem dokončenia dizajnu začne pracovať taktiež na ošetrení vstupov a Timo má pripraviť testovacie scenáre.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k" fo:country="SK" style:letter-kerning="true" style:font-name-asian="DejaVu Sans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sk" fo:country="SK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editing-cycles>2</meta:editing-cycles>
    <meta:creation-date>2013-12-16T17:06:44.741065050</meta:creation-date>
    <meta:editing-duration>P0D</meta:editing-duration>
    <meta:generator>LibreOffice/4.1.3.2$Linux_X86_64 LibreOffice_project/410m0$Build-2</meta:generator>
    <dc:date>2013-12-16T17:06:49.736578240</dc:date>
    <dc:creator>Michal Raška</dc:creator>
    <meta:document-statistic meta:table-count="0" meta:image-count="0" meta:object-count="0" meta:page-count="1" meta:paragraph-count="4" meta:word-count="73" meta:character-count="502" meta:non-whitespace-character-count="4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